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i>N</mi>
        <mo stretchy="false">=</mo>
        <mrow>
          <mi>P</mi>
          <mo stretchy="false">⋅</mo>
          <mi>Q</mi>
        </mrow>
      </mrow>
    </mrow>
    <annotation encoding="StarMath 5.0">N = P cdot Q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tadler</meta:initial-creator>
    <meta:creation-date>2014-06-25T13:56:51.90</meta:creation-date>
    <meta:generator>OpenOffice/4.1.0$Win32 OpenOffice.org_project/410m18$Build-9764</meta:generator>
  </office:meta>
</office:document-meta>
</file>